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os_socioeconomicos_codificados" table:style-name="ta1">
        <table:table-column table:style-name="co1" table:number-columns-repeated="1024" table:default-cell-style-name="ce6"/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similitud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num_ganado</text:p>
          </table:table-cell>
          <table:table-cell office:value-type="string" calcext:value-type="string">
            <text:p>escolaridad_simplificada</text:p>
          </table:table-cell>
          <table:table-cell office:value-type="string" calcext:value-type="string">
            <text:p>propiedad_simplificada</text:p>
          </table:table-cell>
          <table:table-cell office:value-type="string" calcext:value-type="string">
            <text:p>localidad_simplificada</text:p>
          </table:table-cell>
          <table:table-cell office:value-type="string" calcext:value-type="string">
            <text:p>redes_sociales</text:p>
          </table:table-cell>
          <table:table-cell office:value-type="string" calcext:value-type="string">
            <text:p>familiar_estacion</text:p>
          </table:table-cell>
          <table:table-cell office:value-type="string" calcext:value-type="string">
            <text:p>estacion_biologia</text:p>
          </table:table-cell>
          <table:table-cell office:value-type="string" calcext:value-type="string">
            <text:p>participacion_investigaciones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51" calcext:value-type="float">
            <text:p>51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75" calcext:value-type="float">
            <text:p>75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7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68" calcext:value-type="float">
            <text:p>68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80" calcext:value-type="float">
            <text:p>8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55" calcext:value-type="float">
            <text:p>5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65" calcext:value-type="float">
            <text:p>6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60" calcext:value-type="float">
            <text:p>6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style-name="ce7" office:value-type="float" office:value="52" calcext:value-type="float">
            <text:p>52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45" calcext:value-type="float">
            <text:p>45</text:p>
          </table:table-cell>
          <table:table-cell table:style-name="ce10" office:value-type="float" office:value="62" calcext:value-type="float">
            <text:p>62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68" calcext:value-type="float">
            <text:p>68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7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0" calcext:value-type="float">
            <text:p>6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53" calcext:value-type="float">
            <text:p>53</text:p>
          </table:table-cell>
          <table:table-cell table:style-name="ce11" office:value-type="float" office:value="22" calcext:value-type="float">
            <text:p>22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40" calcext:value-type="float">
            <text:p>40</text:p>
          </table:table-cell>
          <table:table-cell table:style-name="ce10" office:value-type="float" office:value="97" calcext:value-type="float">
            <text:p>97</text:p>
          </table:table-cell>
          <table:table-cell table:style-name="ce14" office:value-type="float" office:value="80" calcext:value-type="float">
            <text:p>8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55" calcext:value-type="float">
            <text:p>55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float" office:value="13" calcext:value-type="float">
            <text:p>1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48" calcext:value-type="float">
            <text:p>48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40" calcext:value-type="float">
            <text:p>40</text:p>
          </table:table-cell>
          <table:table-cell table:style-name="ce10" office:value-type="float" office:value="18" calcext:value-type="float">
            <text:p>18</text:p>
          </table:table-cell>
          <table:table-cell table:style-name="ce14" office:value-type="float" office:value="18" calcext:value-type="float">
            <text:p>18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4" calcext:value-type="float">
            <text:p>74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1" calcext:value-type="float">
            <text:p>51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7" calcext:value-type="float">
            <text:p>47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8" calcext:value-type="float">
            <text:p>58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290" calcext:value-type="float">
            <text:p>290</text:p>
          </table:table-cell>
          <table:table-cell table:style-name="ce14" office:value-type="float" office:value="65" calcext:value-type="float">
            <text:p>6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0" calcext:value-type="float">
            <text:p>70</text:p>
          </table:table-cell>
          <table:table-cell table:style-name="ce10" office:value-type="float" office:value="147" calcext:value-type="float">
            <text:p>147</text:p>
          </table:table-cell>
          <table:table-cell table:style-name="ce14" office:value-type="float" office:value="50" calcext:value-type="float">
            <text:p>5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atos_socioeconomicos_codificados.C2:datos_socioeconomicos_codificados.C28">
            <calcext:color-scale>
              <calcext:color-scale-entry calcext:value="0" calcext:type="minimum" calcext:color="#440154"/>
              <calcext:color-scale-entry calcext:value="50" calcext:type="percentile" calcext:color="#21908c"/>
              <calcext:color-scale-entry calcext:value="0" calcext:type="maximum" calcext:color="#fde725"/>
            </calcext:color-scale>
          </calcext:conditional-format>
          <calcext:conditional-format calcext:target-range-address="datos_socioeconomicos_codificados.D2:datos_socioeconomicos_codificados.D28">
            <calcext:color-scale>
              <calcext:color-scale-entry calcext:value="0" calcext:type="minimum" calcext:color="#440154"/>
              <calcext:color-scale-entry calcext:value="50" calcext:type="percentile" calcext:color="#21908c"/>
              <calcext:color-scale-entry calcext:value="0" calcext:type="maximum" calcext:color="#fde725"/>
            </calcext:color-scale>
          </calcext:conditional-format>
          <calcext:conditional-format calcext:target-range-address="datos_socioeconomicos_codificados.E2:datos_socioeconomicos_codificados.E28">
            <calcext:color-scale>
              <calcext:color-scale-entry calcext:value="0" calcext:type="minimum" calcext:color="#440154"/>
              <calcext:color-scale-entry calcext:value="50" calcext:type="percentile" calcext:color="#21908c"/>
              <calcext:color-scale-entry calcext:value="0" calcext:type="maximum" calcext:color="#fde725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os_socioeconomicos_codificados.A1:datos_socioeconomicos_codificados.L2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0T12:14:44.982877720</dc:date>
    <dc:creator>Gerardo Dávila</dc:creator>
    <meta:editing-duration>PT2H5M2S</meta:editing-duration>
    <meta:editing-cycles>10</meta:editing-cycles>
    <meta:generator>LibreOffice/7.3.7.2$Linux_X86_64 LibreOffice_project/30$Build-2</meta:generator>
    <meta:document-statistic meta:table-count="1" meta:cell-count="336" meta:object-count="0"/>
  </office:meta>
</office:document-meta>
</file>